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Name Pendi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ojektaufgabe OOSE 2019/20</text:p>
            <text:p>Tim Rumr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undide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ace Invaders -esques Spiel</text:p>
              </text:list-item>
              <text:list-item>
                <text:p>Verschiedene Gegnertypen</text:p>
              </text:list-item>
              <text:list-item>
                <text:p>Levelsystem</text:p>
              </text:list-item>
              <text:list-item>
                <text:p>Upgrade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„Space Invaders“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pieler im unteren Drittel des Bildes</text:p>
              </text:list-item>
              <text:list-item>
                <text:p>Gegner kommen von oben</text:p>
              </text:list-item>
              <text:list-item>
                <text:p>Spieler verteidigt sich gegen Geg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gnertype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eteoriten &amp; andere Raumschiffe</text:p>
              </text:list-item>
              <text:list-item>
                <text:p>Kollision verursacht Schaden</text:p>
              </text:list-item>
              <text:list-item>
                <text:p>Treffer zerstören</text:p>
              </text:list-item>
              <text:list-item>
                <text:p/>
              </text:list-item>
              <text:list-item>
                <text:p>Evtl. Mutterschiff für „Endgegner“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evelsyst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awn in von verschiedenen Anzahlen von Gegnern</text:p>
              </text:list-item>
              <text:list-item>
                <text:p>Schwieriger werdende Level mit der Zeit durch mehr und stärkere Geg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pgrad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atuswerte können durch Power Ups verbessert werden</text:p>
              </text:list-item>
              <text:list-item>
                <text:p>Bessere Werte für mehr Schaden, mehr kritische Treffer, mehr Lebenspunkte etc…</text:p>
              </text:list-item>
              <text:list-item>
                <text:p/>
              </text:list-item>
              <text:list-item>
                <text:p>Mutterschiff kann alle Werte resette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as fehl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rafiken</text:p>
              </text:list-item>
              <text:list-item>
                <text:p>Evtl schönere Kollision detection</text:p>
              </text:list-item>
              <text:list-item>
                <text:p>Evtl schönerer Level Spawn-In</text:p>
              </text:list-item>
              <text:list-item>
                <text:p>Evtl schönes Overlay mit Statuswerten etc</text:p>
              </text:list-item>
              <text:list-item>
                <text:p>Swing Implementier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Foliennumm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1-27T09:06:31.296213220</meta:creation-date>
    <meta:editing-duration>PT15S</meta:editing-duration>
    <meta:editing-cycles>2</meta:editing-cycles>
    <meta:generator>LibreOffice/6.3.4.2.0$Linux_X86_64 LibreOffice_project/1e2df71cb6a569bbaaffb70308950743964880ae</meta:generator>
    <dc:title>Alizarin</dc:title>
    <dc:date>2020-01-27T09:15:10.456038790</dc:date>
    <meta:document-statistic meta:object-count="65"/>
  </office:meta>
</office:document-meta>
</file>